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zynnik A</text:p>
          </table:table-cell>
          <table:table-cell office:value-type="string" calcext:value-type="string">
            <text:p>Czynnik B</text:p>
          </table:table-cell>
          <table:table-cell office:value-type="string" calcext:value-type="string">
            <text:p>Sprzedaz</text:p>
          </table:table-cell>
          <table:table-cell/>
          <table:table-cell office:value-type="string" calcext:value-type="string">
            <text:p>Radio 1</text:p>
          </table:table-cell>
          <table:table-cell office:value-type="string" calcext:value-type="string">
            <text:p>Prasa 2</text:p>
          </table:table-cell>
          <table:table-cell office:value-type="string" calcext:value-type="string">
            <text:p>Internet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en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/>
          <table:table-cell office:value-type="string" calcext:value-type="string">
            <text:p>Nośnik a skutecznoś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en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en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Jakosc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Jakos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adio 1</text:p>
          </table:table-cell>
          <table:table-cell table:formula="of:=COUNT([$'rp11-11'.$E$2:$'rp11-11'.$E$7])" office:value-type="float" office:value="6" calcext:value-type="float">
            <text:p>6</text:p>
          </table:table-cell>
          <table:table-cell table:formula="of:=SUM([$'rp11-11'.$E$2:$'rp11-11'.$E$7])" office:value-type="float" office:value="102" calcext:value-type="float">
            <text:p>102</text:p>
          </table:table-cell>
          <table:table-cell table:formula="of:=AVERAGE([$'rp11-11'.$E$2:$'rp11-11'.$E$7])" office:value-type="float" office:value="17" calcext:value-type="float">
            <text:p>17</text:p>
          </table:table-cell>
          <table:table-cell table:formula="of:=VAR([$'rp11-11'.$E$2:$'rp11-11'.$E$7])"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Jakos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asa 2</text:p>
          </table:table-cell>
          <table:table-cell table:formula="of:=COUNT([$'rp11-11'.$F$2:$'rp11-11'.$F$7])" office:value-type="float" office:value="6" calcext:value-type="float">
            <text:p>6</text:p>
          </table:table-cell>
          <table:table-cell table:formula="of:=SUM([$'rp11-11'.$F$2:$'rp11-11'.$F$7])" office:value-type="float" office:value="171" calcext:value-type="float">
            <text:p>171</text:p>
          </table:table-cell>
          <table:table-cell table:formula="of:=AVERAGE([$'rp11-11'.$F$2:$'rp11-11'.$F$7])" office:value-type="float" office:value="28.5" calcext:value-type="float">
            <text:p>28,5</text:p>
          </table:table-cell>
          <table:table-cell table:formula="of:=VAR([$'rp11-11'.$F$2:$'rp11-11'.$F$7])" office:value-type="float" office:value="22.7" calcext:value-type="float">
            <text:p>22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Cena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Internet 3</text:p>
          </table:table-cell>
          <table:table-cell table:formula="of:=COUNT([$'rp11-11'.$G$2:$'rp11-11'.$G$7])" office:value-type="float" office:value="6" calcext:value-type="float">
            <text:p>6</text:p>
          </table:table-cell>
          <table:table-cell table:formula="of:=SUM([$'rp11-11'.$G$2:$'rp11-11'.$G$7])" office:value-type="float" office:value="187" calcext:value-type="float">
            <text:p>187</text:p>
          </table:table-cell>
          <table:table-cell table:formula="of:=AVERAGE([$'rp11-11'.$G$2:$'rp11-11'.$G$7])" office:value-type="float" office:value="31.1666666666667" calcext:value-type="float">
            <text:p>31,1666666666667</text:p>
          </table:table-cell>
          <table:table-cell table:formula="of:=VAR([$'rp11-11'.$G$2:$'rp11-11'.$G$7])" office:value-type="float" office:value="51.7666666666667" calcext:value-type="float">
            <text:p>51,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Cena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Cena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ource of Variation 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Jakosc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Between Groups A</text:p>
          </table:table-cell>
          <table:table-cell table:formula="of:=SUMPRODUCT([$'rp11-11'.$K$6:$'rp11-11'.$K$8];[$'rp11-11'.$L$6:$'rp11-11'.$L$8])-SUM([$'rp11-11'.$K$6:$'rp11-11'.$K$8])^2/SUM([$'rp11-11'.$J$6:$'rp11-11'.$J$8])" office:value-type="float" office:value="680.111111111113" calcext:value-type="float">
            <text:p>680,111111111113</text:p>
          </table:table-cell>
          <table:table-cell table:formula="of:=COUNT([$'rp11-11'.$K$6:$'rp11-11'.$K$8])-1" office:value-type="float" office:value="2" calcext:value-type="float">
            <text:p>2</text:p>
          </table:table-cell>
          <table:table-cell table:formula="of:=[$'rp11-11'.$J$11] / [$'rp11-11'.$K$11]" office:value-type="float" office:value="340.055555555557" calcext:value-type="float">
            <text:p>340,055555555557</text:p>
          </table:table-cell>
          <table:table-cell table:formula="of:=[$'rp11-11'.$L$11] / [$'rp11-11'.$L$12]" office:value-type="float" office:value="12.4309504467913" calcext:value-type="float">
            <text:p>12,4309504467913</text:p>
          </table:table-cell>
          <table:table-cell table:formula="of:=LEGACY.FDIST([$'rp11-11'.$M$11]; [$'rp11-11'.$K$11]; [$'rp11-11'.$K$12])" office:value-type="float" office:value="0.000655389387993239" calcext:value-type="float">
            <text:p>0,000655389387993</text:p>
          </table:table-cell>
          <table:table-cell table:formula="of:=LEGACY.FINV([$'rp11-11'.$J$3]; [$'rp11-11'.$K$11]; [$'rp11-11'.$K$12])" office:value-type="float" office:value="3.68232034367324" calcext:value-type="float">
            <text:p>3,68232034367324</text:p>
          </table:table-cell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Jakosc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Within Groups E</text:p>
          </table:table-cell>
          <table:table-cell table:formula="of:=SUM(DEVSQ([$'rp11-11'.$E$2:$'rp11-11'.$E$7]);DEVSQ([$'rp11-11'.$F$2:$'rp11-11'.$F$7]);DEVSQ([$'rp11-11'.$G$2:$'rp11-11'.$G$7]))" office:value-type="float" office:value="410.333333333333" calcext:value-type="float">
            <text:p>410,333333333333</text:p>
          </table:table-cell>
          <table:table-cell table:formula="of:=SUM([$'rp11-11'.$J$6:$'rp11-11'.$J$8])-COUNT([$'rp11-11'.$J$6:$'rp11-11'.$J$8])" office:value-type="float" office:value="15" calcext:value-type="float">
            <text:p>15</text:p>
          </table:table-cell>
          <table:table-cell table:formula="of:=[$'rp11-11'.$J$12] / [$'rp11-11'.$K$12]" office:value-type="float" office:value="27.3555555555556" calcext:value-type="float">
            <text:p>27,35555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Jakosc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DEVSQ([$'rp11-11'.$E$2:$'rp11-11'.$E$7];[$'rp11-11'.$F$2:$'rp11-11'.$F$7];[$'rp11-11'.$G$2:$'rp11-11'.$G$7])" office:value-type="float" office:value="1090.44444444444" calcext:value-type="float">
            <text:p>1090,44444444444</text:p>
          </table:table-cell>
          <table:table-cell table:formula="of:=SUM([$'rp11-11'.$J$6:$'rp11-11'.$J$8]) - 1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ena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en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ena 1</text:p>
          </table:table-cell>
          <table:table-cell office:value-type="string" calcext:value-type="string">
            <text:p>Jakość 2</text:p>
          </table:table-cell>
          <table:table-cell table:number-columns-repeated="4"/>
          <table:table-cell office:value-type="string" calcext:value-type="string">
            <text:p>Temat a noś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ena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Jakosc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Jakosc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Jakosc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na 1</text:p>
          </table:table-cell>
          <table:table-cell table:formula="of:=COUNT([$'rp11-11'.$E$16:$'rp11-11'.$E$24])" office:value-type="float" office:value="9" calcext:value-type="float">
            <text:p>9</text:p>
          </table:table-cell>
          <table:table-cell table:formula="of:=SUM([$'rp11-11'.$E$16:$'rp11-11'.$E$24])" office:value-type="float" office:value="18" calcext:value-type="float">
            <text:p>18</text:p>
          </table:table-cell>
          <table:table-cell table:formula="of:=AVERAGE([$'rp11-11'.$E$16:$'rp11-11'.$E$24])" office:value-type="float" office:value="2" calcext:value-type="float">
            <text:p>2</text:p>
          </table:table-cell>
          <table:table-cell table:formula="of:=VAR([$'rp11-11'.$E$16:$'rp11-11'.$E$24]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kość 2</text:p>
          </table:table-cell>
          <table:table-cell table:formula="of:=COUNT([$'rp11-11'.$F$16:$'rp11-11'.$F$24])" office:value-type="float" office:value="9" calcext:value-type="float">
            <text:p>9</text:p>
          </table:table-cell>
          <table:table-cell table:formula="of:=SUM([$'rp11-11'.$F$16:$'rp11-11'.$F$24])" office:value-type="float" office:value="18" calcext:value-type="float">
            <text:p>18</text:p>
          </table:table-cell>
          <table:table-cell table:formula="of:=AVERAGE([$'rp11-11'.$F$16:$'rp11-11'.$F$24])" office:value-type="float" office:value="2" calcext:value-type="float">
            <text:p>2</text:p>
          </table:table-cell>
          <table:table-cell table:formula="of:=VAR([$'rp11-11'.$F$16:$'rp11-11'.$F$24]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etween Groups A</text:p>
          </table:table-cell>
          <table:table-cell table:formula="of:=SUMPRODUCT([$'rp11-11'.$K$20:$'rp11-11'.$K$21];[$'rp11-11'.$L$20:$'rp11-11'.$L$21])-SUM([$'rp11-11'.$K$20:$'rp11-11'.$K$21])^2/SUM([$'rp11-11'.$J$20:$'rp11-11'.$J$21])" office:value-type="float" office:value="0" calcext:value-type="float">
            <text:p>0</text:p>
          </table:table-cell>
          <table:table-cell table:formula="of:=COUNT([$'rp11-11'.$K$20:$'rp11-11'.$K$21])-1" office:value-type="float" office:value="1" calcext:value-type="float">
            <text:p>1</text:p>
          </table:table-cell>
          <table:table-cell table:formula="of:=[$'rp11-11'.$J$24] / [$'rp11-11'.$K$24]" office:value-type="float" office:value="0" calcext:value-type="float">
            <text:p>0</text:p>
          </table:table-cell>
          <table:table-cell table:formula="of:=[$'rp11-11'.$L$24] / [$'rp11-11'.$L$25]" office:value-type="float" office:value="0" calcext:value-type="float">
            <text:p>0</text:p>
          </table:table-cell>
          <table:table-cell table:formula="of:=LEGACY.FDIST([$'rp11-11'.$M$24]; [$'rp11-11'.$K$24]; [$'rp11-11'.$K$25])" office:value-type="float" office:value="1" calcext:value-type="float">
            <text:p>1</text:p>
          </table:table-cell>
          <table:table-cell table:formula="of:=LEGACY.FINV([$'rp11-11'.$J$17]; [$'rp11-11'.$K$24]; [$'rp11-11'.$K$25])" office:value-type="float" office:value="4.49399847766636" calcext:value-type="float">
            <text:p>4,493998477666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ithin Groups E</text:p>
          </table:table-cell>
          <table:table-cell table:formula="of:=SUM(DEVSQ([$'rp11-11'.$E$16:$'rp11-11'.$E$24]);DEVSQ([$'rp11-11'.$F$16:$'rp11-11'.$F$24]))" office:value-type="float" office:value="12" calcext:value-type="float">
            <text:p>12</text:p>
          </table:table-cell>
          <table:table-cell table:formula="of:=SUM([$'rp11-11'.$J$20:$'rp11-11'.$J$21])-COUNT([$'rp11-11'.$J$20:$'rp11-11'.$J$21])" office:value-type="float" office:value="16" calcext:value-type="float">
            <text:p>16</text:p>
          </table:table-cell>
          <table:table-cell table:formula="of:=[$'rp11-11'.$J$25] / [$'rp11-11'.$K$25]"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DEVSQ([$'rp11-11'.$E$16:$'rp11-11'.$E$24];[$'rp11-11'.$F$16:$'rp11-11'.$F$24])" office:value-type="float" office:value="12" calcext:value-type="float">
            <text:p>12</text:p>
          </table:table-cell>
          <table:table-cell table:formula="of:=SUM([$'rp11-11'.$J$20:$'rp11-11'.$J$21]) - 1" office:value-type="float" office:value="17" calcext:value-type="float">
            <text:p>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15:57:39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7T16:30:04.498000000</dc:date>
    <meta:editing-duration>PT19M24S</meta:editing-duration>
    <meta:editing-cycles>3</meta:editing-cycles>
    <meta:generator>LibreOffice/6.4.4.2$Windows_X86_64 LibreOffice_project/3d775be2011f3886db32dfd395a6a6d1ca2630ff</meta:generator>
    <meta:document-statistic meta:table-count="1" meta:cell-count="183" meta:object-count="0"/>
  </office:meta>
</office:document-meta>
</file>